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svg:stroke-color="#000000" draw:fill="solid" draw:fill-color="#f7a19a"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7a19a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3.032cm" svg:y="4.5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762cm" svg:height="0.762cm" svg:x="3.794cm" svg:y="4.556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4.556cm" svg:y="4.556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5.318cm" svg:y="4.556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3.032cm" svg:y="5.318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3.794cm" svg:y="5.318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4.556cm" svg:y="5.318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762cm" svg:height="0.762cm" svg:x="5.318cm" svg:y="5.318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762cm" svg:height="0.762cm" svg:x="3.032cm" svg:y="6.08cm">
          <text:p text:style-name="P3"><text:span text:style-name="T1">1</text:span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3.794cm" svg:y="6.08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4.556cm" svg:y="6.08cm">
          <text:p text:style-name="P3"><text:span text:style-name="T1">2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5.318cm" svg:y="6.08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3.032cm" svg:y="6.842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3.794cm" svg:y="6.842cm">
          <text:p text:style-name="P3"><text:span text:style-name="T1">2</text:span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762cm" svg:height="0.762cm" svg:x="4.556cm" svg:y="6.842cm">
          <text:p text:style-name="P3"><text:span text:style-name="T1">2</text:span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5.318cm" svg:y="6.842cm">
          <text:p text:style-name="P1"><text:span text:style-name="T1">3</text:span><text:span text:style-name="T1">1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323cm" svg:height="1.826cm" svg:x="6.281cm" svg:y="5.191cm">
          <draw:text-box>
            <text:p><text:span text:style-name="T2">=</text:span></text:p>
          </draw:text-box>
        </draw:frame>
        <draw:frame draw:style-name="gr3" draw:text-style-name="P5" draw:layer="layout" svg:width="1.323cm" svg:height="1.826cm" svg:x="10.682cm" svg:y="5.191cm">
          <draw:text-box>
            <text:p><text:span text:style-name="T2">+</text:span></text:p>
          </draw:text-box>
        </draw:frame>
        <draw:custom-shape draw:style-name="gr1" draw:text-style-name="P2" draw:layer="layout" svg:width="0.762cm" svg:height="0.762cm" svg:x="7.632cm" svg:y="4.5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8.394cm" svg:y="4.55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9.156cm" svg:y="4.55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9.918cm" svg:y="4.55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7.632cm" svg:y="5.318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8.394cm" svg:y="5.318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9.156cm" svg:y="5.318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9.918cm" svg:y="5.318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7.632cm" svg:y="6.08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8.394cm" svg:y="6.08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9.156cm" svg:y="6.08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9.918cm" svg:y="6.08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7.632cm" svg:y="6.842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8.394cm" svg:y="6.842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9.156cm" svg:y="6.842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9.918cm" svg:y="6.842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2.176cm" svg:y="4.5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2.938cm" svg:y="4.556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7cm" svg:y="4.556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4.462cm" svg:y="4.556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2.176cm" svg:y="5.31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2.938cm" svg:y="5.318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7cm" svg:y="5.318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4.462cm" svg:y="5.318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2.176cm" svg:y="6.0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2.938cm" svg:y="6.08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7cm" svg:y="6.08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4.462cm" svg:y="6.08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2.176cm" svg:y="6.84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2.938cm" svg:y="6.842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7cm" svg:y="6.842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4.462cm" svg:y="6.842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23:30:54.443933229</meta:creation-date>
    <dc:date>2019-07-28T23:42:18.684729215</dc:date>
    <meta:editing-duration>PT1M2S</meta:editing-duration>
    <meta:editing-cycles>1</meta:editing-cycles>
    <meta:document-statistic meta:object-count="50"/>
    <meta:generator>LibreOffice/6.0.7.3$Linux_X86_64 LibreOffice_project/00m0$Build-3</meta:generator>
  </office:meta>
</office:document-meta>
</file>